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4028in" fo:margin-left="0in" fo:margin-top="0in" fo:margin-bottom="0in" table:align="left"/>
    </style:style>
    <style:style style:name="Table1.A" style:family="table-column">
      <style:table-column-properties style:column-width="1.5757in"/>
    </style:style>
    <style:style style:name="Table1.B" style:family="table-column">
      <style:table-column-properties style:column-width="4.8264in"/>
    </style:style>
    <style:style style:name="Table1.1" style:family="table-row">
      <style:table-row-properties style:min-row-height="0.3681in" fo:keep-together="auto"/>
    </style:style>
    <style:style style:name="Table1.A1" style:family="table-cell">
      <style:table-cell-properties style:vertical-align="" fo:padding="0.0694in" fo:border="0.75pt solid #000000"/>
    </style:style>
    <style:style style:name="Table1.7" style:family="table-row">
      <style:table-row-properties style:min-row-height="0.566in" fo:keep-together="auto"/>
    </style:style>
    <style:style style:name="Table2" style:family="table">
      <style:table-properties style:width="6.0833in" fo:margin-left="0in" fo:margin-top="0in" fo:margin-bottom="0in" table:align="left"/>
    </style:style>
    <style:style style:name="Table2.A" style:family="table-column">
      <style:table-column-properties style:column-width="4.8021in"/>
    </style:style>
    <style:style style:name="Table2.B" style:family="table-column">
      <style:table-column-properties style:column-width="1.2806in"/>
    </style:style>
    <style:style style:name="Table2.1" style:family="table-row">
      <style:table-row-properties style:min-row-height="0.3056in" fo:keep-together="auto"/>
    </style:style>
    <style:style style:name="Table2.A1" style:family="table-cell">
      <style:table-cell-properties style:vertical-align="" fo:padding="0.0694in" fo:border="0.75pt solid #000000"/>
    </style:style>
    <style:style style:name="Table2.2" style:family="table-row">
      <style:table-row-properties fo:keep-together="auto"/>
    </style:style>
    <style:style style:name="P1" style:family="paragraph" style:parent-style-name="Standard">
      <style:paragraph-properties fo:margin-top="0in" fo:margin-bottom="0.1665in" loext:contextual-spacing="false" fo:line-height="100%"/>
    </style:style>
    <style:style style:name="P2" style:family="paragraph" style:parent-style-name="Standard">
      <style:paragraph-properties fo:margin-top="0in" fo:margin-bottom="0.1665in" loext:contextual-spacing="false" fo:line-height="100%" fo:padding="0in" fo:border="none"/>
    </style:style>
    <style:style style:name="P3" style:family="paragraph" style:parent-style-name="Standard">
      <style:paragraph-properties fo:margin-top="0in" fo:margin-bottom="0.3335in" loext:contextual-spacing="false" fo:line-height="100%"/>
    </style:style>
    <style:style style:name="P4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9" style:family="paragraph" style:parent-style-name="Standard" style:list-style-name="WWNum1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10" style:family="paragraph" style:parent-style-name="Heading_20_1" style:master-page-name="Standard">
      <style:paragraph-properties fo:margin-top="0in" fo:margin-bottom="0.0835in" loext:contextual-spacing="false" fo:line-height="100%" fo:keep-together="auto" style:page-number="1" fo:keep-with-next="auto"/>
    </style:style>
    <style:style style:name="P11" style:family="paragraph" style:parent-style-name="Heading_20_3">
      <style:paragraph-properties fo:margin-top="0in" fo:margin-bottom="0.0555in" loext:contextual-spacing="false" fo:line-height="100%" fo:keep-together="auto" fo:keep-with-next="auto"/>
    </style:style>
    <style:style style:name="P12" style:family="paragraph" style:parent-style-name="Heading_20_2">
      <style:paragraph-properties fo:margin-top="0in" fo:margin-bottom="0.0555in" loext:contextual-spacing="false" fo:line-height="100%" fo:keep-together="auto" fo:keep-with-next="auto"/>
      <style:text-properties fo:font-size="17pt" fo:font-weight="bold" style:font-size-asian="17pt" style:font-weight-asian="bold" style:font-size-complex="17pt" style:font-weight-complex="bold"/>
    </style:style>
    <style:style style:name="P13" style:family="paragraph" style:parent-style-name="Heading_20_2">
      <style:paragraph-properties fo:margin-top="0in" fo:margin-bottom="0.0555in" loext:contextual-spacing="false" fo:line-height="100%" fo:keep-together="auto" fo:keep-with-next="auto"/>
    </style:style>
    <style:style style:name="P14" style:family="paragraph" style:parent-style-name="Heading_20_2">
      <style:paragraph-properties fo:margin-top="0in" fo:margin-bottom="0.0555in" loext:contextual-spacing="false" fo:line-height="100%" fo:keep-together="auto" fo:break-before="page" fo:keep-with-next="auto"/>
    </style:style>
    <style:style style:name="P15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23pt" fo:font-weight="bold" style:font-size-asian="23pt" style:font-weight-asian="bold" style:font-size-complex="23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7pt" fo:font-weight="bold" style:font-size-asian="17pt" style:font-weight-asian="bold" style:font-size-complex="17pt" style:font-weight-complex="bold"/>
    </style:style>
    <style:style style:name="T4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bookmark text:name="_doitgwhk52v9"/><text:span text:style-name="T1">AeroVine Employment Offer Letter &amp; Agreement</text:span></text:p>
      <text:p text:style-name="P1"><text:span text:style-name="T2">(Date)</text:span></text:p>
      <text:p text:style-name="P2">[Candidate Name]</text:p>
      <text:p text:style-name="P2">[Candidate Address]</text:p>
      <text:p text:style-name="P2">[Candidate City, Postal Code]</text:p>
      <text:p text:style-name="P1">Dear <text:span text:style-name="T2">[Candidate Name]</text:span>,</text:p>
      <text:p text:style-name="P1">AeroVine is pleased to offer you the position of <text:span text:style-name="T2">[Job Title]</text:span> within our team. We are excited about the prospect of you joining our mission to revolutionize autonomous flight through AI-first technology. This letter confirms the terms and conditions of your employment with AeroVine (the "Company").</text:p>
      <text:p text:style-name="P12"><text:bookmark text:name="_msmjdgqafcxl"/></text:p>
      <text:p text:style-name="P14"><text:bookmark text:name="_1ymgd4wmv0zi"/><text:span text:style-name="T3">1. Employment Detail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text:span text:style-name="T2">Field</text:span></text:p>
          </table:table-cell>
          <table:table-cell table:style-name="Table1.A1" office:value-type="string">
            <text:p text:style-name="P3"><text:span text:style-name="T2">Detail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tart Date</text:span></text:p>
          </table:table-cell>
          <table:table-cell table:style-name="Table1.A1" office:value-type="string">
            <text:p text:style-name="P3">[Date]</text:p>
          </table:table-cell>
        </table:table-row>
        <table:table-row table:style-name="Table1.1">
          <table:table-cell table:style-name="Table1.A1" office:value-type="string">
            <text:p text:style-name="P3"><text:span text:style-name="T2">Job Title</text:span></text:p>
          </table:table-cell>
          <table:table-cell table:style-name="Table1.A1" office:value-type="string">
            <text:p text:style-name="P3">[Job Title, e.g., Senior AI Software Engineer]</text:p>
          </table:table-cell>
        </table:table-row>
        <table:table-row table:style-name="Table1.1">
          <table:table-cell table:style-name="Table1.A1" office:value-type="string">
            <text:p text:style-name="P3"><text:span text:style-name="T2">Department</text:span></text:p>
          </table:table-cell>
          <table:table-cell table:style-name="Table1.A1" office:value-type="string">
            <text:p text:style-name="P3">[Department, e.g., Software Engineering]</text:p>
          </table:table-cell>
        </table:table-row>
        <table:table-row table:style-name="Table1.1">
          <table:table-cell table:style-name="Table1.A1" office:value-type="string">
            <text:p text:style-name="P3"><text:span text:style-name="T2">Supervisor</text:span></text:p>
          </table:table-cell>
          <table:table-cell table:style-name="Table1.A1" office:value-type="string">
            <text:p text:style-name="P3">[Supervisor Name and Title]</text:p>
          </table:table-cell>
        </table:table-row>
        <table:table-row table:style-name="Table1.1">
          <table:table-cell table:style-name="Table1.A1" office:value-type="string">
            <text:p text:style-name="P3"><text:span text:style-name="T2">Location</text:span></text:p>
          </table:table-cell>
          <table:table-cell table:style-name="Table1.A1" office:value-type="string">
            <text:p text:style-name="P3">[Primary Work Location, e.g., Headquarters, Remote]</text:p>
          </table:table-cell>
        </table:table-row>
        <table:table-row table:style-name="Table1.7">
          <table:table-cell table:style-name="Table1.A1" office:value-type="string">
            <text:p text:style-name="P3"><text:span text:style-name="T2">Employment Status</text:span></text:p>
          </table:table-cell>
          <table:table-cell table:style-name="Table1.A1" office:value-type="string">
            <text:p text:style-name="P3">Full-Time, Exempt (Not eligible for overtime) OR Non-Exempt (Eligible for overtime)</text:p>
          </table:table-cell>
        </table:table-row>
      </table:table>
      <text:p text:style-name="P12"><text:bookmark text:name="_eauzmzdr9ml2"/></text:p>
      <text:p text:style-name="P14"><text:bookmark text:name="_yogy1iciesm6"/><text:span text:style-name="T3">2. Compensation and Equity</text:span></text:p>
      <text:p text:style-name="P11"><text:bookmark text:name="_xgxmhk3zmv1g"/><text:span text:style-name="T4">A. Base Salary</text:span></text:p>
      <text:p text:style-name="P1">Your initial annual base salary will be <text:span text:style-name="T2">$[Amount]</text:span> (USD), payable in accordance with the Company's standard payroll schedule (currently bi-weekly), subject to legally required withholdings and deductions.</text:p>
      <text:p text:style-name="P11"><text:bookmark text:name="_9yl528imp70w"/><text:span text:style-name="T4">B. Performance Bonus</text:span></text:p>
      <text:p text:style-name="P1">You will be eligible to participate in the Company's discretionary annual incentive plan, with a target bonus of <text:span text:style-name="T2">[Percentage]%</text:span> of your base salary, based on both Company and individual performance metrics.</text:p>
      <text:p text:style-name="P11"><text:bookmark text:name="_e3ctm6j5ayrd"/><text:span text:style-name="T4">C. Equity</text:span></text:p>
      <text:p text:style-name="P1">Subject to the approval of the Company's Board of Directors, you will be granted <text:span text:style-name="T2">[Number] [Type of Equity, e.g., Stock Options/Restricted Stock Units (RSUs)]</text:span>.</text:p>
      <text:list xml:id="list1455163401" text:style-name="WWNum2">
        <text:list-item>
          <text:p text:style-name="P4"><text:span text:style-name="T2">Vesting Schedule:</text:span> These options/RSUs will vest over a period of <text:span text:style-name="T2">[Number] years</text:span>, with a <text:span text:style-name="T2">one-year cliff</text:span> (meaning the first 25% vests after 12 months of continuous service, and the remainder vests monthly/quarterly thereafter).</text:p>
        </text:list-item>
        <text:list-item>
          <text:p text:style-name="P7"><text:span text:style-name="T2">Documentation:</text:span> This grant will be governed by a separate Stock Option Agreement and the terms of the Company’s equity plan.</text:p>
        </text:list-item>
      </text:list>
      <text:p text:style-name="P13"><text:bookmark text:name="_f8nfih9a502w"/><text:span text:style-name="T3">3. Benefits</text:span></text:p>
      <text:p text:style-name="P1">As a full-time employee, you will be eligible for the Company's employee benefits package, which currently includes:</text:p>
      <text:list xml:id="list3417225095" text:style-name="WWNum3">
        <text:list-item>
          <text:p text:style-name="P5">Medical, Dental, and Vision insurance, effective on the first day of the month following your start date.</text:p>
        </text:list-item>
        <text:list-item>
          <text:p text:style-name="P5">Participation in the Company's 401(k) plan after [Time Period, e.g., 90 days], with [Company Match details].</text:p>
        </text:list-item>
        <text:list-item>
          <text:p text:style-name="P5">Paid Time Off (PTO) of <text:span text:style-name="T2">[Number] days</text:span> per year, accrued in accordance with Company policy.</text:p>
        </text:list-item>
        <text:list-item>
          <text:p text:style-name="P8">Paid Company Holidays as outlined in the AeroVine Employee Handbook.</text:p>
        </text:list-item>
      </text:list>
      <text:p text:style-name="P12"><text:bookmark text:name="_rrl4z91hd2ga"/></text:p>
      <text:p text:style-name="P14"><text:bookmark text:name="_12ke2utsw56k"/><text:span text:style-name="T3">4. Required Agreements</text:span></text:p>
      <text:p text:style-name="P1">This offer of employment is contingent upon your agreement to and signature of the following mandatory Company documents:</text:p>
      <text:list xml:id="list2429559107" text:style-name="WWNum1">
        <text:list-item>
          <text:p text:style-name="P6"><text:span text:style-name="T2">Proprietary Information and Invention Assignment Agreement (PIIAA):</text:span> As an AI-first drone company, it is a strict condition of employment that you agree to assign all rights to inventions, software, and intellectual property developed during your employment to AeroVine.</text:p>
        </text:list-item>
        <text:list-item>
          <text:p text:style-name="P6"><text:span text:style-name="T2">Employee Handbook Acknowledgment:</text:span> You must acknowledge receipt and understanding of the <text:span text:style-name="T2">AeroVine Employee Handbook</text:span>, which outlines our policies on conduct, safety (including UAS flight protocol), and security.</text:p>
        </text:list-item>
        <text:list-item>
          <text:p text:style-name="P9"><text:span text:style-name="T2">Background Check and Verification:</text:span> This offer is conditional upon the satisfactory completion of a background check, reference check, and verification of your right to work in the United States.</text:p>
        </text:list-item>
      </text:list>
      <text:p text:style-name="P13"><text:bookmark text:name="_ql613i2d74cb"/><text:span text:style-name="T3">5. Employment at Will</text:span></text:p>
      <text:p text:style-name="P1">Your employment with AeroVine is <text:span text:style-name="T2">at-will</text:span>. This means that either you or the Company may terminate the employment relationship at any time, for any reason not prohibited by law, with or without notice or cause.</text:p>
      <text:p text:style-name="P12"><text:bookmark text:name="_9wcjncl5yk2e"/></text:p>
      <text:p text:style-name="P14"><text:bookmark text:name="_ne4kzwcqhgpt"/><text:span text:style-name="T3">6. Acceptance of Offer</text:span></text:p>
      <text:p text:style-name="P1">This offer remains open until <text:span text:style-name="T2">[Date and Time]</text:span>. To accept this offer, please sign and date this letter and the enclosed <text:span text:style-name="T2">Proprietary Information and Invention Assignment Agreement (PIIAA)</text:span>, and return both documents to [HR Contact Name/Email].</text:p>
      <text:p text:style-name="P1">We are truly excited for you to join our team and contribute to the future of autonomous systems at AeroVine.</text:p>
      <text:p text:style-name="P1">Sincerely,</text:p>
      <text:p text:style-name="P1"><text:span text:style-name="T2">[Hiring Manager/HR Signature]</text:span></text:p>
      <text:p text:style-name="P2">[Hiring Manager/HR Name]</text:p>
      <text:p text:style-name="P2">[Title]</text:p>
      <text:p text:style-name="Standard"><draw:rect text:anchor-type="as-char" style:rel-width="100%" draw:z-index="0" draw:style-name="gr1" draw:text-style-name="P15" svg:width="0.0012in" svg:height="0.0213in"><text:p/></draw:rect></text:p>
      <text:p text:style-name="P13"><text:bookmark text:name="_u6pi00mug1cs"/><text:span text:style-name="T3">7. Employee Acknowledgement and Acceptance</text:span></text:p>
      <text:p text:style-name="P1">I have read, understood, and accept this offer of employment and its terms and conditions, including the requirement to sign and comply with the <text:span text:style-name="T2">AeroVine Proprietary Information and Invention Assignment Agreement (PIIAA)</text:span>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2">Employee Signature</text:span></text:p>
          </table:table-cell>
          <table:table-cell table:style-name="Table2.A1" office:value-type="string">
            <text:p text:style-name="P3"><text:span text:style-name="T2">Date</text:span>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 style:font-style-complex="italic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 style:font-style-complex="normal"/>
    </style:style>
    <style:style style:name="ListLabel_20_1" style:display-name="ListLabel 1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5" meta:paragraph-count="56" meta:word-count="606" meta:character-count="4042" meta:non-whitespace-character-count="3500"/>
    <meta:generator>LibreOfficeDev/6.0.5.2$Linux_X86_64 LibreOffice_project/</meta:generator>
  </office:meta>
</office:document-meta>
</file>